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  <style:text-properties officeooo:rsid="0003f0e6" officeooo:paragraph-rsid="0003f0e6"/>
    </style:style>
    <style:style style:name="P2" style:family="paragraph" style:parent-style-name="Preformatted_20_Text">
      <style:paragraph-properties fo:margin-top="0cm" fo:margin-bottom="0.499cm" loext:contextual-spacing="false"/>
      <style:text-properties style:font-name="Liberation Serif" fo:font-size="14pt" style:text-underline-style="solid" style:text-underline-width="auto" style:text-underline-color="font-color" fo:font-weight="bold" officeooo:rsid="0001704d" officeooo:paragraph-rsid="0001704d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margin-top="0cm" fo:margin-bottom="0.499cm" loext:contextual-spacing="false"/>
      <style:text-properties style:font-name="Liberation Serif" fo:font-size="12pt" style:font-size-asian="12pt" style:font-size-complex="12pt"/>
    </style:style>
    <style:style style:name="P4" style:family="paragraph" style:parent-style-name="Preformatted_20_Text">
      <style:paragraph-properties fo:margin-top="0cm" fo:margin-bottom="0.499cm" loext:contextual-spacing="false"/>
      <style:text-properties style:font-name="Liberation Serif" fo:font-size="12pt" officeooo:rsid="0001704d" officeooo:paragraph-rsid="0001704d" style:font-size-asian="12pt" style:font-size-complex="12pt"/>
    </style:style>
    <style:style style:name="P5" style:family="paragraph" style:parent-style-name="Preformatted_20_Text">
      <style:paragraph-properties fo:margin-top="0cm" fo:margin-bottom="0.499cm" loext:contextual-spacing="false"/>
      <style:text-properties style:font-name="Liberation Serif" fo:font-size="12pt" officeooo:rsid="000321fd" officeooo:paragraph-rsid="000321fd" style:font-size-asian="12pt" style:font-size-complex="12pt"/>
    </style:style>
    <style:style style:name="P6" style:family="paragraph" style:parent-style-name="Preformatted_20_Text">
      <style:paragraph-properties fo:margin-top="0cm" fo:margin-bottom="0.499cm" loext:contextual-spacing="false"/>
      <style:text-properties style:font-name="Liberation Serif" fo:font-size="12pt" fo:font-weight="bold" officeooo:rsid="0001704d" officeooo:paragraph-rsid="0001704d" style:font-size-asian="12pt" style:font-weight-asian="bold" style:font-size-complex="12pt" style:font-weight-complex="bold"/>
    </style:style>
    <style:style style:name="P7" style:family="paragraph" style:parent-style-name="Preformatted_20_Text">
      <style:paragraph-properties fo:margin-top="0cm" fo:margin-bottom="0.499cm" loext:contextual-spacing="false"/>
      <style:text-properties style:font-name="Liberation Serif" fo:font-size="12pt" fo:font-weight="bold" officeooo:rsid="0003f0e6" officeooo:paragraph-rsid="0003f0e6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margin-top="0cm" fo:margin-bottom="0.499cm" loext:contextual-spacing="false"/>
      <style:text-properties style:font-name="Liberation Serif" fo:font-size="12pt" fo:font-style="italic" fo:font-weight="bold" officeooo:rsid="0003f0e6" officeooo:paragraph-rsid="0003f0e6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Preformatted_20_Text">
      <style:paragraph-properties fo:margin-top="0cm" fo:margin-bottom="0.499cm" loext:contextual-spacing="false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P10" style:family="paragraph" style:parent-style-name="Preformatted_20_Text">
      <style:paragraph-properties fo:margin-top="0cm" fo:margin-bottom="0.499cm" loext:contextual-spacing="false"/>
      <style:text-properties style:font-name="Liberation Serif" fo:font-size="12pt" fo:font-style="italic" officeooo:rsid="0003f0e6" officeooo:paragraph-rsid="0003f0e6" style:font-size-asian="12pt" style:font-style-asian="italic" style:font-size-complex="12pt" style:font-style-complex="italic"/>
    </style:style>
    <style:style style:name="P11" style:family="paragraph" style:parent-style-name="Preformatted_20_Text">
      <style:paragraph-properties fo:margin-top="0cm" fo:margin-bottom="0.499cm" loext:contextual-spacing="false"/>
      <style:text-properties style:font-name="Liberation Serif" fo:font-size="12pt" fo:font-weight="normal" officeooo:rsid="0003f0e6" officeooo:paragraph-rsid="0003f0e6" style:font-size-asian="12pt" style:font-weight-asian="normal" style:font-size-complex="12pt" style:font-weight-complex="normal"/>
    </style:style>
    <style:style style:name="P12" style:family="paragraph" style:parent-style-name="Preformatted_20_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P13" style:family="paragraph" style:parent-style-name="Standard">
      <style:text-properties fo:font-size="14pt" fo:font-weight="normal" officeooo:rsid="000baf8b" officeooo:paragraph-rsid="000fa723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Liberation Serif" fo:font-size="14pt" officeooo:rsid="000baf8b" officeooo:paragraph-rsid="000baf8b" style:font-size-asian="14pt" style:font-size-complex="14pt"/>
    </style:style>
    <style:style style:name="P15" style:family="paragraph" style:parent-style-name="Standard">
      <style:text-properties style:font-name="Liberation Serif" fo:font-size="12pt" fo:font-weight="normal" officeooo:rsid="000baf8b" officeooo:paragraph-rsid="000baf8b" style:font-size-asian="12pt" style:font-weight-asian="normal" style:font-size-complex="12pt" style:font-weight-complex="normal"/>
    </style:style>
    <style:style style:name="T1" style:family="text">
      <style:text-properties officeooo:rsid="0001704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1c54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fa723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style="italic" style:font-style-asian="italic" style:font-style-complex="italic"/>
    </style:style>
    <style:style style:name="T8" style:family="text">
      <style:text-properties style:font-name="Liberation Serif" officeooo:rsid="000fa723"/>
    </style:style>
    <style:style style:name="T9" style:family="text">
      <style:text-properties style:font-name="Liberation Serif" fo:font-size="12pt" style:font-size-asian="12pt" style:font-size-complex="12pt"/>
    </style:style>
    <style:style style:name="T10" style:family="text">
      <style:text-properties style:font-name="Liberation Serif" fo:font-size="12pt" officeooo:rsid="000fa723" style:font-size-asian="12pt" style:font-size-complex="12pt"/>
    </style:style>
    <style:style style:name="T11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12" style:family="text">
      <style:text-properties style:font-name="Liberation Serif" fo:font-size="12pt" fo:font-weight="bold" officeooo:rsid="000fa723" style:font-size-asian="12pt" style:font-weight-asian="bold" style:font-size-complex="12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dejs Installation:</text:p>
      <text:p text:style-name="P4"><text:span text:style-name="T2">Stable release</text:span> </text:p>
      <text:p text:style-name="P3">--<text:span text:style-name="T1">&gt; </text:span>yum install -y gcc-c++ make</text:p>
      <text:p text:style-name="P3">--<text:span text:style-name="T1">&gt; </text:span>curl -sL https://rpm.nodesource.com/setup_12.x | sudo -E bash -</text:p>
      <text:p text:style-name="P3">--<text:span text:style-name="T1">&gt; </text:span>sudo yum install nodejs</text:p>
      <text:p text:style-name="P6">Yarn Installation (Node Mo<text:span text:style-name="T3">dule manager)</text:span></text:p>
      <text:p text:style-name="P4">--<text:span text:style-name="T3">&gt; </text:span>curl -sL https://dl.yarnpkg.com/rpm/yarn.repo -o /etc/yum.repos.d/yarn.repo</text:p>
      <text:p text:style-name="P4">--<text:span text:style-name="T3">&gt; yum install yarn</text:span></text:p>
      <text:p text:style-name="P5">--&gt;npm -v</text:p>
      <text:p text:style-name="P5">--&gt;node -v</text:p>
      <text:p text:style-name="P5">--&gt;yarn -v</text:p>
      <text:p text:style-name="P7">For example:</text:p>
      <text:p text:style-name="P8">vi demo_server.js</text:p>
      <text:p text:style-name="P11">creating a file name called demo_server.js and add the following lines given below</text:p>
      <text:p text:style-name="P10">Var http = require('http');</text:p>
      <text:p text:style-name="P12">http.createServer(function (req, res) {</text:p>
      <text:p text:style-name="P12"><text:s text:c="2"/>res.writeHead(200, {'Content-Type': 'text/plain'});</text:p>
      <text:p text:style-name="P12"><text:s text:c="2"/>res.end('Welcome Node.js');</text:p>
      <text:p text:style-name="P12">}).listen(3001, "127.0.0.1");</text:p>
      <text:p text:style-name="P9">console.log('Server running at http://127.0.0.1:3001/');</text:p>
      <text:p text:style-name="P1"><text:span text:style-name="Strong_20_Emphasis"><text:span text:style-name="T9">Save and exit then run the command given below</text:span></text:span></text:p>
      <text:p text:style-name="P1"><text:span text:style-name="Strong_20_Emphasis"><text:span text:style-name="T11">node --inspect demo_server.js</text:span></text:span></text:p>
      <text:p text:style-name="P1"><text:span text:style-name="T9">Web server has been started on port 3001. Now access </text:span><text:span text:style-name="Strong_20_Emphasis"><text:span text:style-name="T9">http://127.0.0.1:3001/</text:span></text:span><text:span text:style-name="T9"> url in browser.</text:span></text:p>
      <text:p text:style-name="P14"><text:span text:style-name="T2">Angular Installation:</text:span></text:p>
      <text:p text:style-name="P14"><text:span text:style-name="T2"/></text:p>
      <text:p text:style-name="P15">--&gt; npm install -g @angular/cli</text:p>
      <text:p text:style-name="P15"><text:span text:style-name="T2">--&gt; </text:span>ng –version</text:p>
      <text:p text:style-name="P13"><text:span text:style-name="User_20_Entry"><text:span text:style-name="T10"/></text:span></text:p>
      <text:p text:style-name="P13"><text:span text:style-name="User_20_Entry"><text:span text:style-name="T12">for example</text:span></text:span></text:p>
      <text:p text:style-name="P13"><text:span text:style-name="User_20_Entry"><text:span text:style-name="T9">--</text:span></text:span><text:span text:style-name="User_20_Entry"><text:span text:style-name="T10">&gt; </text:span></text:span><text:span text:style-name="User_20_Entry"><text:span text:style-name="T9">ng new my-dream-app</text:span></text:span><text:span text:style-name="T9"> </text:span></text:p>
      <text:p text:style-name="P13"><text:span text:style-name="User_20_Entry"><text:span text:style-name="T9">--</text:span></text:span><text:span text:style-name="User_20_Entry"><text:span text:style-name="T10">&gt; </text:span></text:span><text:span text:style-name="User_20_Entry"><text:span text:style-name="T9">cd my-dream-app</text:span></text:span><text:span text:style-name="T9"> </text:span></text:p>
      <text:p text:style-name="P13"><text:span text:style-name="User_20_Entry"><text:span text:style-name="T9">--</text:span></text:span><text:span text:style-name="User_20_Entry"><text:span text:style-name="T10">&gt; </text:span></text:span><text:span text:style-name="User_20_Entry"><text:span text:style-name="T9">ng serve</text:span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1-20T10:49:10.054631668</meta:creation-date>
    <dc:date>2020-01-20T11:27:27.062901218</dc:date>
    <meta:editing-duration>PT11M27S</meta:editing-duration>
    <meta:editing-cycles>4</meta:editing-cycles>
    <meta:generator>LibreOffice/6.3.4.2$Linux_X86_64 LibreOffice_project/60da17e045e08f1793c57c00ba83cdfce946d0aa</meta:generator>
    <meta:document-statistic meta:table-count="0" meta:image-count="0" meta:object-count="0" meta:page-count="1" meta:paragraph-count="30" meta:word-count="143" meta:character-count="971" meta:non-whitespace-character-count="865"/>
  </office:meta>
</office:document-meta>
</file>